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s://www.envox.eu/" office:target-frame-name="_blank" xlink:show="new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Document version: 1.5</text:p>
      <text:p text:style-name="Standard">Date: <text:date style:data-style-name="N84" text:date-value="2021-07-06T10:50:01.99">2021-07-06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10$Unix OpenOffice.org_project/4110m2$Build-9807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8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